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fo:font-size="8pt" style:font-size-asian="8pt" style:font-size-complex="8pt"/>
    </style:style>
    <style:style style:name="P2" style:family="paragraph" style:parent-style-name="Preformatted_20_Text">
      <style:paragraph-properties fo:margin-top="0in" fo:margin-bottom="0.1965in"/>
      <style:text-properties fo:font-size="8pt" style:font-size-asian="8pt" style:font-size-complex="8pt"/>
    </style:style>
    <style:style style:name="P3" style:family="paragraph" style:parent-style-name="Standard">
      <style:paragraph-properties fo:margin-top="2in" fo:margin-bottom="0in" fo:line-height="150%" fo:text-align="center" style:justify-single-word="false"/>
      <style:text-properties style:font-name="Arial" fo:font-size="32pt" fo:font-weight="bold" officeooo:rsid="00016fbe" officeooo:paragraph-rsid="00016fbe" style:font-size-asian="32pt" style:font-weight-asian="bold" style:font-size-complex="32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" fo:font-size="20pt" officeooo:rsid="00016fbe" officeooo:paragraph-rsid="00016fbe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20pt" officeooo:rsid="00016fbe" officeooo:paragraph-rsid="00016fbe" style:font-size-asian="20pt" style:font-size-complex="20pt"/>
    </style:style>
    <style:style style:name="P6" style:family="paragraph" style:parent-style-name="Standard">
      <style:paragraph-properties fo:margin-top="2in" fo:margin-bottom="2in" fo:line-height="150%" fo:text-align="center" style:justify-single-word="false"/>
      <style:text-properties style:font-name="Arial" fo:font-size="20pt" officeooo:rsid="00016fbe" officeooo:paragraph-rsid="00016fbe" style:font-size-asian="20pt" style:font-size-complex="20pt"/>
    </style:style>
    <style:style style:name="P7" style:family="paragraph" style:parent-style-name="Text_20_body">
      <style:paragraph-properties fo:line-height="0.2598in" fo:text-align="justify" style:justify-single-word="false"/>
      <style:text-properties officeooo:rsid="00025a23" officeooo:paragraph-rsid="00025a23"/>
    </style:style>
    <style:style style:name="P8" style:family="paragraph" style:parent-style-name="Standard">
      <style:paragraph-properties fo:line-height="150%" fo:text-align="center" style:justify-single-word="false"/>
      <style:text-properties style:font-name="Arial" fo:font-size="20pt" officeooo:rsid="00016fbe" officeooo:paragraph-rsid="000486bc" style:font-size-asian="20pt" style:font-size-complex="20pt"/>
    </style:style>
    <style:style style:name="P9" style:family="paragraph" style:parent-style-name="Text_20_body">
      <style:paragraph-properties fo:line-height="0.2598in" fo:text-align="justify" style:justify-single-word="false"/>
      <style:text-properties officeooo:rsid="00025a23" officeooo:paragraph-rsid="00025a23"/>
    </style:style>
    <style:style style:name="P10" style:family="paragraph" style:parent-style-name="Text_20_body">
      <style:text-properties officeooo:paragraph-rsid="00059dc4"/>
    </style:style>
    <style:style style:name="P11" style:family="paragraph" style:parent-style-name="Text_20_body">
      <style:text-properties officeooo:paragraph-rsid="00073314"/>
    </style:style>
    <style:style style:name="P12" style:family="paragraph" style:parent-style-name="Text_20_body">
      <style:text-properties officeooo:paragraph-rsid="0008bd17"/>
    </style:style>
    <style:style style:name="P13" style:family="paragraph" style:parent-style-name="Text_20_body" style:list-style-name="L1">
      <style:text-properties officeooo:paragraph-rsid="0008bd17"/>
    </style:style>
    <style:style style:name="P14" style:family="paragraph" style:parent-style-name="Text_20_body" style:list-style-name="L2">
      <style:text-properties officeooo:paragraph-rsid="0008bd17"/>
    </style:style>
    <style:style style:name="P15" style:family="paragraph" style:parent-style-name="Text_20_body">
      <style:text-properties officeooo:paragraph-rsid="000a38b2"/>
    </style:style>
    <style:style style:name="P16" style:family="paragraph" style:parent-style-name="Text_20_body">
      <style:text-properties officeooo:paragraph-rsid="000bbf7c"/>
    </style:style>
    <style:style style:name="P17" style:family="paragraph" style:parent-style-name="Text_20_body">
      <style:text-properties officeooo:paragraph-rsid="000d2edd"/>
    </style:style>
    <style:style style:name="P18" style:family="paragraph" style:parent-style-name="Text_20_body">
      <style:paragraph-properties fo:margin-left="0.2in" fo:margin-right="0in" fo:text-indent="0in" style:auto-text-indent="false"/>
      <style:text-properties style:font-name="Ubuntu" fo:font-size="10.5pt" fo:font-style="normal" officeooo:paragraph-rsid="00059dc4" style:font-size-asian="10.5pt" style:font-style-asian="normal" style:font-size-complex="10.5pt" style:font-style-complex="normal"/>
    </style:style>
    <style:style style:name="P19" style:family="paragraph" style:parent-style-name="Text_20_body">
      <style:paragraph-properties fo:margin-left="0.2in" fo:margin-right="0in" fo:text-indent="0in" style:auto-text-indent="false"/>
      <style:text-properties style:font-name="Ubuntu" fo:font-size="10.5pt" fo:font-style="normal" officeooo:rsid="00059dc4" officeooo:paragraph-rsid="00059dc4" style:font-size-asian="10.5pt" style:font-style-asian="normal" style:font-size-complex="10.5pt" style:font-style-complex="normal"/>
    </style:style>
    <style:style style:name="P20" style:family="paragraph" style:parent-style-name="Heading_20_1">
      <style:text-properties officeooo:rsid="00025a23" officeooo:paragraph-rsid="00025a23"/>
    </style:style>
    <style:style style:name="P21" style:family="paragraph" style:parent-style-name="Heading_20_1">
      <style:paragraph-properties fo:break-before="page"/>
      <style:text-properties officeooo:rsid="00016fbe"/>
    </style:style>
    <style:style style:name="P22" style:family="paragraph" style:parent-style-name="Heading_20_1">
      <style:paragraph-properties fo:break-before="page"/>
      <style:text-properties officeooo:paragraph-rsid="0004e244"/>
    </style:style>
    <style:style style:name="P23" style:family="paragraph" style:parent-style-name="Heading_20_2">
      <style:text-properties officeooo:paragraph-rsid="0004e244"/>
    </style:style>
    <style:style style:name="P24" style:family="paragraph" style:parent-style-name="Heading_20_2">
      <style:text-properties officeooo:paragraph-rsid="00059dc4"/>
    </style:style>
    <style:style style:name="P25" style:family="paragraph" style:parent-style-name="Heading_20_2">
      <style:text-properties officeooo:paragraph-rsid="000bbf7c"/>
    </style:style>
    <style:style style:name="P26" style:family="paragraph" style:parent-style-name="Heading_20_2">
      <style:text-properties officeooo:paragraph-rsid="000d2edd"/>
    </style:style>
    <style:style style:name="P27" style:family="paragraph" style:parent-style-name="Heading_20_3">
      <style:text-properties officeooo:paragraph-rsid="0008bd17"/>
    </style:style>
    <style:style style:name="P28" style:family="paragraph" style:parent-style-name="Heading_20_3">
      <style:text-properties officeooo:paragraph-rsid="000a38b2"/>
    </style:style>
    <style:style style:name="T1" style:family="text">
      <style:text-properties officeooo:rsid="00016fbe"/>
    </style:style>
    <style:style style:name="T2" style:family="text">
      <style:text-properties fo:font-size="8pt" officeooo:rsid="00016fbe" style:font-size-asian="8pt" style:font-size-complex="8pt"/>
    </style:style>
    <style:style style:name="T3" style:family="text">
      <style:text-properties officeooo:rsid="000486bc"/>
    </style:style>
    <style:style style:name="T4" style:family="text">
      <style:text-properties officeooo:rsid="0004e244"/>
    </style:style>
    <style:style style:name="T5" style:family="text">
      <style:text-properties officeooo:rsid="00059dc4"/>
    </style:style>
    <style:style style:name="T6" style:family="text">
      <style:text-properties officeooo:rsid="00073314"/>
    </style:style>
    <style:style style:name="T7" style:family="text">
      <style:text-properties officeooo:rsid="0008bd17"/>
    </style:style>
    <style:style style:name="T8" style:family="text">
      <style:text-properties officeooo:rsid="000a38b2"/>
    </style:style>
    <style:style style:name="T9" style:family="text">
      <style:text-properties officeooo:rsid="000bbf7c"/>
    </style:style>
    <style:style style:name="T10" style:family="text">
      <style:text-properties officeooo:rsid="000d2ed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ÁZI FELADAT</text:p>
      <text:p text:style-name="P4">Szoftver Laboratórium 2.</text:p>
      <text:p text:style-name="P8"><text:span text:style-name="T3">Dokumentáció</text:span></text:p>
      <text:p text:style-name="P6">Kiss Balázs<text:line-break/>RWZYYD</text:p>
      <text:p text:style-name="P5">2011. április 1.</text:p>
      <text:h text:style-name="P21" text:outline-level="1">Feladat</text:h>
      <text:p text:style-name="Preformatted_20_Text"><text:span text:style-name="T1"><text:s text:c="2"/></text:span><text:span text:style-name="T2"><text:s/>Készítsen egyszerű objektummodellt digitális áramkör</text:span></text:p>
      <text:p text:style-name="P1"><text:s text:c="3"/>szimulálására! A modell minimálisan tartalmazza a következő </text:p>
      <text:p text:style-name="P1"><text:s text:c="3"/>elemeket:</text:p>
      <text:p text:style-name="P1"><text:s text:c="8"/>- NOR kapu</text:p>
      <text:p text:style-name="P1"><text:s text:c="8"/>- vezérelhető forrás</text:p>
      <text:p text:style-name="P1"><text:s text:c="8"/>- összekötő vezeték</text:p>
      <text:p text:style-name="P1"><text:s text:c="8"/>- csomópont</text:p>
      <text:p text:style-name="P1"><text:s text:c="3"/>A modell felhasználásával szimulálja egy olyan 5 bemenetű </text:p>
      <text:p text:style-name="P1"><text:s text:c="3"/>kombinációs hálózat működését, amely akkor ad a kimenetén </text:p>
      <text:p text:style-name="P1"><text:s text:c="3"/>hamis értéket, ha bementén előálló kombináció 5!</text:p>
      <text:p text:style-name="P1"/>
      <text:p text:style-name="P1">Demonstrálja a működést külön modulként fordított tesztprogrammal!</text:p>
      <text:p text:style-name="P1">A megoldáshoz NE használjon STL tárolót vagy algoritmust!</text:p>
      <text:p text:style-name="P1"/>
      <text:p text:style-name="P1"/>
      <text:p text:style-name="P1">A tesztprogramot úgy specifikálja, hogy az parancssoros batch alkalmazásként (is)</text:p>
      <text:p text:style-name="P1">működjön, azaz a szabványos bemenetről olvasson, és a szabványos kimenetre, </text:p>
      <text:p text:style-name="P1">és/vagy a hibakimenetre írjon!</text:p>
      <text:p text:style-name="P1">Amennyiben a feladat teszteléséhez fájlból, vagy fájlokból kell input adatot </text:p>
      <text:p text:style-name="P2">olvasnia, úgy a fájl neve *.dat alakú legyen!</text:p>
      <text:h text:style-name="P20" text:outline-level="1">Pontosított feladatspecifikáció</text:h>
      <text:p text:style-name="P7">A feladat egy egyszerű digitális hálózatot kezelő program létrehozása, amely lehetőséget ad kapuk, vezetékek, csomópontok és vezérelhető források szimulálására. A program segítségével ezekből az építőelemekből bármekkora kombinációs hálózatot felépíthetünk. A feladatban nem szerepelt kritériumként sorrendi hálózathoz szükséges alkatrész, így ezeknek (flipflop-ok, órajelezés, stb...) a kidologzásától eltekintek.</text:p>
      <text:p text:style-name="P7">A programot parancssoros felhasználói felülettelel valósítom meg, a felhasználó számára elérhető parancsokat dokumentálom. A program más program által is vezérelhető lesz (standard csatornákon keresztül).</text:p>
      <text:p text:style-name="P7">A programnak a hálózat felépítése során észlelnie kell az értelmetlen kapcsolásokat (két kimenet összekötése), és a szimuláció során a versenyhelyzetek kialakulását.</text:p>
      <text:p text:style-name="P7">A program kellően moduláris lesz ahhoz, hogy könnyen bővíthető legyen grafikus kezelőfelülettel, további alkatrésszel, sorrendi hálózat kezeléssel.</text:p>
      <text:h text:style-name="P22" text:outline-level="1"><text:span text:style-name="T4">Felhasználói dokumentáció</text:span></text:h>
      <text:h text:style-name="P24" text:outline-level="2"><text:span text:style-name="T5">A program letöltése</text:span></text:h>
      <text:p text:style-name="P10"><text:span text:style-name="T5">A program letölthető .zip formátumban a </text:span><text:a xlink:type="simple" xlink:href="https://github.com/balazskiss/DigitalCircuitSimulator"><text:span text:style-name="T5">https://github.com/balazskiss/DigitalCircuitSimulator</text:span></text:a><text:span text:style-name="T5"> címről, vagy klónozható a git tárolóból az alábbi parancsok segítségével:</text:span></text:p>
      <text:p text:style-name="P18"><text:span text:style-name="T5">git clone git://github.com/balazskiss/DigitalCircuitSimulator.git</text:span></text:p>
      <text:h text:style-name="P23" text:outline-level="2"><text:span text:style-name="T4">A program fordítása és futtatása</text:span></text:h>
      <text:p text:style-name="P11"><text:span text:style-name="T6">A program fordítása, majd futtatása az alábbi parancsokkal lehetséges:</text:span></text:p>
      <text:p text:style-name="P19">make</text:p>
      <text:p text:style-name="P19">./dcs</text:p>
      <text:h text:style-name="P23" text:outline-level="2"><text:span text:style-name="T4">A program használata</text:span></text:h>
      <text:p text:style-name="P12"><text:span text:style-name="T7">A program elindítása után létrejön egy üres hálózat, melybe elkezdhetjük felvenni az alkatrészeket, vezetékeket, stb...</text:span></text:p>
      <text:p text:style-name="P12"><text:span text:style-name="T7">A program az alábbi parancsokat tudja értelmezni:</text:span></text:p>
      <text:list xml:id="list418350503" text:style-name="L1">
        <text:list-item>
          <text:p text:style-name="P13"><text:span text:style-name="T7">help</text:span></text:p>
        </text:list-item>
        <text:list-item>
          <text:p text:style-name="P13"><text:span text:style-name="T7">exit</text:span></text:p>
        </text:list-item>
        <text:list-item>
          <text:p text:style-name="P13"><text:span text:style-name="T7">new</text:span></text:p>
        </text:list-item>
        <text:list-item>
          <text:p text:style-name="P13"><text:span text:style-name="T7">close</text:span></text:p>
        </text:list-item>
        <text:list-item>
          <text:p text:style-name="P13"><text:span text:style-name="T7">open</text:span></text:p>
        </text:list-item>
        <text:list-item>
          <text:p text:style-name="P13"><text:span text:style-name="T7">save</text:span></text:p>
        </text:list-item>
        <text:list-item>
          <text:p text:style-name="P13"><text:span text:style-name="T7">add</text:span></text:p>
        </text:list-item>
        <text:list-item>
          <text:p text:style-name="P13"><text:span text:style-name="T7">print</text:span></text:p>
        </text:list-item>
        <text:list-item>
          <text:p text:style-name="P13"><text:span text:style-name="T7">mod</text:span></text:p>
        </text:list-item>
        <text:list-item>
          <text:p text:style-name="P13"><text:span text:style-name="T7">del</text:span></text:p>
        </text:list-item>
        <text:list-item>
          <text:p text:style-name="P13"><text:span text:style-name="T7">wire</text:span></text:p>
        </text:list-item>
        <text:list-item>
          <text:p text:style-name="P13"><text:span text:style-name="T7">unwire</text:span></text:p>
        </text:list-item>
        <text:list-item>
          <text:p text:style-name="P13"><text:span text:style-name="T7">run</text:span></text:p>
        </text:list-item>
      </text:list>
      <text:h text:style-name="P27" text:outline-level="3"><text:span text:style-name="T7">A help parancs</text:span></text:h>
      <text:p text:style-name="P12"><text:span text:style-name="T7">A help parancs segítségével egy listát kaphatunk az elérhető parancsokról és azok használatáról.</text:span></text:p>
      <text:h text:style-name="P27" text:outline-level="3"><text:span text:style-name="T7">Az exit parancs</text:span></text:h>
      <text:p text:style-name="P12"><text:span text:style-name="T7">A programból az exit parancs segítségével léphetünk ki.</text:span></text:p>
      <text:h text:style-name="P27" text:outline-level="3"><text:span text:style-name="T7">A new parancs</text:span></text:h>
      <text:p text:style-name="P12"><text:span text:style-name="T7">A new paranccsal új digitális hálózatot kezdhetünk. Ha már meg van nyitva hálózat, azt előbb be </text:span><text:soft-page-break/><text:span text:style-name="T7">kell zárnunk.</text:span></text:p>
      <text:h text:style-name="P27" text:outline-level="3"><text:span text:style-name="T7">A close parancs</text:span></text:h>
      <text:p text:style-name="P12"><text:span text:style-name="T7">A pillanatnyilag megnyitott digitális hálózatot zárhatjuk be vele.</text:span></text:p>
      <text:h text:style-name="P27" text:outline-level="3"><text:span text:style-name="T7">Az open parancs</text:span></text:h>
      <text:p text:style-name="P12"><text:span text:style-name="T7">Az open paranccsal egy fájlban tárolt digitális hálózatot tölthetünk be.</text:span></text:p>
      <text:p text:style-name="P12"><text:span text:style-name="T7">Használata:</text:span></text:p>
      <text:p text:style-name="P19">open megnyitando_fajl_neve</text:p>
      <text:h text:style-name="P27" text:outline-level="3"><text:span text:style-name="T7">A save parancs</text:span></text:h>
      <text:p text:style-name="P12"><text:span text:style-name="T7">A save paranccsal az aktuális munkánkat egy fájlba menthetjük, így később az open paranccsal bármikor megnyitható és folytatható lesz.</text:span></text:p>
      <text:p text:style-name="P12"><text:span text:style-name="T7">Használata:</text:span></text:p>
      <text:p text:style-name="P19">save kimeneti_fajl_neve</text:p>
      <text:h text:style-name="Heading_20_3" text:outline-level="3"><text:span text:style-name="T7">Az add parancs</text:span></text:h>
      <text:p text:style-name="P12"><text:span text:style-name="T7">Az add paranccsal új alkatrészt adhatunk a hálózathoz.</text:span></text:p>
      <text:p text:style-name="P12"><text:span text:style-name="T7">Hazsnálata:</text:span></text:p>
      <text:p text:style-name="P19">add alkatresz_neve</text:p>
      <text:p text:style-name="P12"><text:span text:style-name="T7">A program jelen verziójában az alábbi alkatrészek érhetők el: </text:span></text:p>
      <text:list xml:id="list341704441" text:style-name="L2">
        <text:list-item>
          <text:p text:style-name="P14"><text:span text:style-name="T7">AND (ÉS kapu)</text:span></text:p>
        </text:list-item>
        <text:list-item>
          <text:p text:style-name="P14"><text:span text:style-name="T7">NAND (NAND kapu</text:span></text:p>
        </text:list-item>
        <text:list-item>
          <text:p text:style-name="P14"><text:span text:style-name="T7">OR (VAGY kapu)</text:span></text:p>
        </text:list-item>
        <text:list-item>
          <text:p text:style-name="P14"><text:span text:style-name="T7">NOR (NOR kapu)</text:span></text:p>
        </text:list-item>
        <text:list-item>
          <text:p text:style-name="P14"><text:span text:style-name="T7">LED</text:span></text:p>
        </text:list-item>
        <text:list-item>
          <text:p text:style-name="P14"><text:span text:style-name="T7">Node (Csomópont) </text:span></text:p>
        </text:list-item>
        <text:list-item>
          <text:p text:style-name="P14"><text:span text:style-name="T7">Inverter (Invertáló)</text:span></text:p>
        </text:list-item>
        <text:list-item>
          <text:p text:style-name="P14"><text:span text:style-name="T7">Switch (Vezérelhető forrás)</text:span></text:p>
        </text:list-item>
        <text:list-item>
          <text:p text:style-name="P14"><text:span text:style-name="T7">Positive (Pozitív)</text:span></text:p>
        </text:list-item>
        <text:list-item>
          <text:p text:style-name="P14"><text:span text:style-name="T7">Negative (Negatív)</text:span></text:p>
        </text:list-item>
      </text:list>
      <text:h text:style-name="Heading_20_3" text:outline-level="3"><text:span text:style-name="T8">A print parancs</text:span></text:h>
      <text:p text:style-name="P15"><text:span text:style-name="T8">A print parancs a hozzáadott alkatrészek kilistázására szolgál. Kilistázza minden alkatrész nevét, bemeneteit és kimeneteit. Minden alkatrésznek kiírja az egyedi azonosítóját, amellyel a konkrét alkatrészre más parancsok pramaétereiben hivatkozhatunk.</text:span></text:p>
      <text:h text:style-name="P28" text:outline-level="3"><text:span text:style-name="T8">A mod parancs</text:span></text:h>
      <text:p text:style-name="P15"><text:span text:style-name="T8">A mod parancs már előzőleg hozzáadott alkatrész beállítására/módosítására szolgál.</text:span></text:p>
      <text:p text:style-name="P15"><text:soft-page-break/><text:span text:style-name="T8">Használata:</text:span></text:p>
      <text:p text:style-name="P19">mod alkatresz_azonosito beallitas</text:p>
      <text:p text:style-name="P15"><text:span text:style-name="T8">A program jelen verziójában csak a vezérelhető forrás az egyetlen módosítható alkatrész. Más alkatrész módosítása esetén hibaüzenetet kapunk.</text:span></text:p>
      <text:p text:style-name="P15"><text:span text:style-name="T8">Egy vezérelhető forrás bekapcsolása és kikapcsolása az alábbi parancsokkal lehetséges:</text:span></text:p>
      <text:p text:style-name="P19">mod vezerelheto_forras_azonositoja on</text:p>
      <text:p text:style-name="P19">mod vezerelheto_forras_azonositoja off</text:p>
      <text:h text:style-name="P28" text:outline-level="3"><text:span text:style-name="T8">A del parancs</text:span></text:h>
      <text:p text:style-name="P15"><text:span text:style-name="T8">A del parancs előzőleg hozzáadott alkatrészek törlésére szolgál.</text:span></text:p>
      <text:p text:style-name="P15"><text:span text:style-name="T8">Hazsnálata:</text:span></text:p>
      <text:p text:style-name="P19">del alkatresz_azonosito</text:p>
      <text:h text:style-name="P28" text:outline-level="3"><text:span text:style-name="T8">A wire parancs</text:span></text:h>
      <text:p text:style-name="P15"><text:span text:style-name="T8">A wire parancs két alkatrész összekötésére szolgál. Az első paraméterként megadott alkatrész kimentére köti rá a második paraméterként megadott alkatrész bemenetét.</text:span></text:p>
      <text:p text:style-name="P15"><text:span text:style-name="T8">Használata:</text:span></text:p>
      <text:p text:style-name="P19">wire alkatresz_azonosito1 alkatresz_azonosito2</text:p>
      <text:h text:style-name="Heading_20_3" text:outline-level="3"><text:span text:style-name="T8">Az unwire parancs</text:span></text:h>
      <text:p text:style-name="P15"><text:span text:style-name="T8">Az unwire parancs két alkatrész közti vezeték törlésére szolgál. Az első paraméterként megadott alkatrsz kimenetéről leálasztja <text:s/>amásodik paraméterként megadott alkatrész bemenetét.</text:span></text:p>
      <text:p text:style-name="P15"><text:span text:style-name="T8">Használata:</text:span></text:p>
      <text:p text:style-name="P19">unwire alkatresz_azonosito1 alkatresz_azonosito2</text:p>
      <text:h text:style-name="Heading_20_3" text:outline-level="3"><text:span text:style-name="T8">A run parancs</text:span></text:h>
      <text:p text:style-name="P15"><text:span text:style-name="T8">A run parancs a digitális hálózat szimulációjára szolgál. Mivel a LED az egyetlen alkatrész amin látható az értéke, a parancs kilistázza az összes LED-et a hálózatban és kiírja az értéküket (on vagy off).</text:span></text:p>
      <text:h text:style-name="P22" text:outline-level="1"><text:span text:style-name="T4">Fejlesztői dokumentáció</text:span></text:h>
      <text:h text:style-name="P25" text:outline-level="2"><text:span text:style-name="T9">Verziókezelés</text:span></text:h>
      <text:p text:style-name="P16"><text:span text:style-name="T9">A program verziókezelését a github.com ingyenes git tároló szolgáltatás biztosította. A projekt elérhető a </text:span><text:a xlink:type="simple" xlink:href="https://github.com/balazskiss/DigitalCircuitSimulator"><text:span text:style-name="T9">https://github.com/balazskiss/DigitalCircuitSimulator</text:span></text:a><text:span text:style-name="T9"> cím alól.</text:span></text:p>
      <text:h text:style-name="P23" text:outline-level="2"><text:span text:style-name="T4">Objektum hierarchia</text:span></text:h>
      <text:p text:style-name="P17"><text:span text:style-name="T10">Kép</text:span></text:p>
      <text:h text:style-name="P26" text:outline-level="2"><text:span text:style-name="T10">Objektumok feladata</text:span></text:h>
      <text:h text:style-name="P26" text:outline-level="2"><text:span text:style-name="T10">Részletes fejlesztői dokumentáció</text:span></text:h>
      <text:p text:style-name="P17"><text:span text:style-name="T10">A program forráskódját Javadoc stílusban kommenteztem és a DoxyGen programmal generáltam hozzá minden objektumra kiterjedő részletes fejlesztői dokumentációt.</text:span></text:p>
      <text:h text:style-name="P22" text:outline-level="1"><text:span text:style-name="T4">Tesztelési dokumentáció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hu" fo:country="H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alázs Kiss</meta:initial-creator>
    <meta:creation-date>2011-04-01T19:58:07</meta:creation-date>
    <dc:date>2011-05-08T16:15:42</dc:date>
    <dc:creator>Balázs Kiss</dc:creator>
    <meta:editing-duration>PT03H29M50S</meta:editing-duration>
    <meta:editing-cycles>8</meta:editing-cycles>
    <meta:generator>OpenOffice.org/3.2$Linux OpenOffice.org_project/320m19$Build-9505</meta:generator>
    <meta:document-statistic meta:table-count="0" meta:image-count="0" meta:object-count="0" meta:page-count="7" meta:paragraph-count="116" meta:word-count="703" meta:character-count="5512"/>
  </office:meta>
</office:document-meta>
</file>